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itle">
      <style:paragraph-properties fo:margin-top="0.048in" fo:margin-bottom="0in" style:contextual-spacing="false"/>
    </style:style>
    <style:style style:name="P3" style:family="paragraph">
      <loext:graphic-properties draw:fill="solid" draw:fill-color="#eeeeee"/>
    </style:style>
    <style:style style:name="T1" style:family="text">
      <style:text-properties officeooo:rsid="0006ac2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586c0" loext:opacity="100%"/>
    </style:style>
    <style:style style:name="T16" style:family="text">
      <style:text-properties fo:color="#c586c0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 fo:font-size="10.5pt" fo:font-weight="normal"/>
    </style:style>
    <style:style style:name="T20" style:family="text">
      <style:text-properties fo:color="#d7ba7d" loext:opacity="100%" style:font-name="Consolas" fo:font-size="10.5pt" fo:font-weight="normal"/>
    </style:style>
    <style:style style:name="T21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eeeeee" fo:min-height="2.57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 6</text:p>
      <text:h text:style-name="Heading_20_3" text:outline-level="3">Aim: Write A Program To Implement <text:span text:style-name="Strong_20_Emphasis"><text:span text:style-name="T3">Linear Queue</text:span></text:span> and <text:span text:style-name="Strong_20_Emphasis"><text:span text:style-name="T3">Circular Queue</text:span></text:span> </text:h>
      <text:p text:style-name="P1">class LinearQueue:</text:p>
      <text:p text:style-name="P1">    def __init__(self, capacity):</text:p>
      <text:p text:style-name="P1">        self.capacity = capacity</text:p>
      <text:p text:style-name="P1">        self.queue = [None] * capacity</text:p>
      <text:p text:style-name="P1">        self.front = 0</text:p>
      <text:p text:style-name="P1">        self.rear = 0</text:p>
      <text:p text:style-name="P1">    def enqueue(self, task):</text:p>
      <text:p text:style-name="P1">        if self.rear == self.capacity:  # No space left, even if front moved</text:p>
      <text:p text:style-name="P1">            print("Linear Queue Overflow! Cannot enqueue:", task)</text:p>
      <text:p text:style-name="P1">            return</text:p>
      <text:p text:style-name="P1">        self.queue[self.rear] = task</text:p>
      <text:p text:style-name="P1">        self.rear += 1</text:p>
      <text:p text:style-name="P1">        print(f"Enqueued (Linear): {task}")</text:p>
      <text:p text:style-name="P1">    def dequeue(self):</text:p>
      <text:p text:style-name="P1">        if self.front == self.rear:</text:p>
      <text:p text:style-name="P1">            print("Linear Queue Underflow! Cannot dequeue.")</text:p>
      <text:p text:style-name="P1">            return</text:p>
      <text:p text:style-name="P1">        task = self.queue[self.front]</text:p>
      <text:p text:style-name="P1">        self.front += 1</text:p>
      <text:p text:style-name="P1">        print(f"Dequeued (Linear): {task}")</text:p>
      <text:p text:style-name="P1">        return task</text:p>
      <text:p text:style-name="P1">    def display(self):</text:p>
      <text:p text:style-name="P1">        if self.front == self.rear:</text:p>
      <text:p text:style-name="P1">            print("Linear Queue is empty.")</text:p>
      <text:p text:style-name="P1">        else:</text:p>
      <text:p text:style-name="P1">            print("Linear Queue:", self.queue[self.front:self.rear])</text:p>
      <text:p text:style-name="P1"/>
      <text:p text:style-name="P1">class CircularQueue:</text:p>
      <text:p text:style-name="P1">    def __init__(self, capacity):</text:p>
      <text:p text:style-name="P1">        self.capacity = capacity</text:p>
      <text:p text:style-name="P1">        self.queue = [None] * capacity</text:p>
      <text:p text:style-name="P1">        self.front = -1</text:p>
      <text:p text:style-name="P1">        self.rear = -1</text:p>
      <text:p text:style-name="P1">    def enqueue(self, task):</text:p>
      <text:p text:style-name="P1">        # Queue is full when next position of rear == front</text:p>
      <text:p text:style-name="P1">        if (self.rear + 1) % self.capacity == self.front:</text:p>
      <text:p text:style-name="P1">            print("Circular Queue is Full! Cannot enqueue:", task)</text:p>
      <text:p text:style-name="P1">            return</text:p>
      <text:p text:style-name="P1">        if self.front == -1:  # First element</text:p>
      <text:p text:style-name="P1">            self.front = 0</text:p>
      <text:p text:style-name="P1">        self.rear = (self.rear + 1) % self.capacity</text:p>
      <text:p text:style-name="P1">        self.queue[self.rear] = task</text:p>
      <text:p text:style-name="P1">        print(f"Enqueued (Circular): {task}")</text:p>
      <text:p text:style-name="P1">    def dequeue(self):</text:p>
      <text:p text:style-name="P1">        if self.front == -1:</text:p>
      <text:p text:style-name="P1">            print("Circular Queue is Empty! Cannot dequeue.")</text:p>
      <text:p text:style-name="P1">            return</text:p>
      <text:p text:style-name="P1">        task = self.queue[self.front]</text:p>
      <text:p text:style-name="P1"><text:soft-page-break/>        if self.front == self.rear:  # Queue has only one element</text:p>
      <text:p text:style-name="P1">            self.front = -1</text:p>
      <text:p text:style-name="P1">            self.rear = -1</text:p>
      <text:p text:style-name="P1">        else:</text:p>
      <text:p text:style-name="P1">            self.front = (self.front + 1) % self.capacity</text:p>
      <text:p text:style-name="P1">        print(f"Dequeued (Circular): {task}")</text:p>
      <text:p text:style-name="P1">        return task</text:p>
      <text:p text:style-name="P1">    def display(self):</text:p>
      <text:p text:style-name="P1">        if self.front == -1:</text:p>
      <text:p text:style-name="P1">            print("Circular Queue is empty.")</text:p>
      <text:p text:style-name="P1">            return</text:p>
      <text:p text:style-name="P1">        print("Circular Queue:", end=" ")</text:p>
      <text:p text:style-name="P1">        i = self.front</text:p>
      <text:p text:style-name="P1">        while True:</text:p>
      <text:p text:style-name="P1">            print(self.queue[i], end=" ")</text:p>
      <text:p text:style-name="P1">            if i == self.rear:</text:p>
      <text:p text:style-name="P1">                break</text:p>
      <text:p text:style-name="P1">            i = (i + 1) % self.capacity</text:p>
      <text:p text:style-name="P1">        print()</text:p>
      <text:p text:style-name="P1"/>
      <text:p text:style-name="P1"># Example Simulation of Task Scheduling</text:p>
      <text:p text:style-name="P1">if __name__ == "__main__":</text:p>
      <text:p text:style-name="P1">    tasks = ["Task1", "Task2", "Task3", "Task4", "Task5"]</text:p>
      <text:p text:style-name="P1">    print("=== Linear Queue Simulation ===")</text:p>
      <text:p text:style-name="P1">    lq = LinearQueue(3)</text:p>
      <text:p text:style-name="P1">    for task in tasks:</text:p>
      <text:p text:style-name="P1">        lq.enqueue(task)</text:p>
      <text:p text:style-name="P1">    lq.display()</text:p>
      <text:p text:style-name="P1">    lq.dequeue()</text:p>
      <text:p text:style-name="P1">    lq.dequeue()</text:p>
      <text:p text:style-name="P1">    lq.enqueue("Task6")</text:p>
      <text:p text:style-name="P1">    lq.display()</text:p>
      <text:p text:style-name="P1">    print("\n=== Circular Queue Simulation ===")</text:p>
      <text:p text:style-name="P1">    cq = CircularQueue(3)</text:p>
      <text:p text:style-name="P1">    for task in tasks:</text:p>
      <text:p text:style-name="P1"><draw:frame text:anchor-type="paragraph" draw:z-index="0" draw:name="Text Frame 1" draw:style-name="gr1" draw:text-style-name="P3" svg:width="4.563in" svg:height="3.6906in" svg:x="1.8689in" svg:y="0.0272in"><draw:text-box><text:p><text:span text:style-name="T21">=== Linear Queue Simulation ===</text:span></text:p><text:p><text:span text:style-name="T21">Enqueued (Linear): Task1</text:span></text:p><text:p><text:span text:style-name="T21">Enqueued (Linear): Task2</text:span></text:p><text:p><text:span text:style-name="T21">Enqueued (Linear): Task3</text:span></text:p><text:p><text:span text:style-name="T21">Linear Queue Overflow! Cannot enqueue: Task4</text:span></text:p><text:p><text:span text:style-name="T21">Linear Queue Overflow! Cannot enqueue: Task5</text:span></text:p><text:p><text:span text:style-name="T21">Linear Queue: ['Task1', 'Task2', 'Task3']</text:span></text:p><text:p><text:span text:style-name="T21">Dequeued (Linear): Task1</text:span></text:p><text:p><text:span text:style-name="T21">Dequeued (Linear): Task2</text:span></text:p><text:p><text:span text:style-name="T21">Linear Queue Overflow! Cannot enqueue: Task6</text:span></text:p><text:p><text:span text:style-name="T21">Linear Queue: ['Task3']</text:span></text:p><text:p><text:span text:style-name="T21">=== Circular Queue Simulation ===</text:span></text:p><text:p><text:span text:style-name="T21">Enqueued (Circular): Task1</text:span></text:p><text:p><text:span text:style-name="T21">Enqueued (Circular): Task2</text:span></text:p><text:p><text:span text:style-name="T21">Enqueued (Circular): Task3</text:span></text:p><text:p><text:span text:style-name="T21">Circular Queue is Full! Cannot enqueue: Task4</text:span></text:p><text:p><text:span text:style-name="T21">Circular Queue is Full! Cannot enqueue: Task5</text:span></text:p><text:p><text:span text:style-name="T21">Circular Queue: Task1 Task2 Task3 </text:span></text:p><text:p><text:span text:style-name="T21">Dequeued (Circular): Task1</text:span></text:p><text:p><text:span text:style-name="T21">Enqueued (Circular): Task6</text:span></text:p><text:p><text:span text:style-name="T21">Circular Queue: Task2 Task3 Task6 </text:span></text:p></draw:text-box></draw:frame>        cq.enqueue(task)</text:p>
      <text:p text:style-name="P1">    cq.display()</text:p>
      <text:p text:style-name="P1">    cq.dequeue()</text:p>
      <text:p text:style-name="P1">    cq.enqueue("Task6")</text:p>
      <text:p text:style-name="P1">    cq.display(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2:00:13.015000000</meta:creation-date>
    <dc:date>2025-09-20T22:10:03.135000000</dc:date>
    <meta:editing-duration>PT9M50S</meta:editing-duration>
    <meta:editing-cycles>1</meta:editing-cycles>
    <meta:document-statistic meta:table-count="0" meta:image-count="0" meta:object-count="0" meta:page-count="2" meta:paragraph-count="88" meta:word-count="306" meta:character-count="2840" meta:non-whitespace-character-count="1974"/>
    <meta:generator>LibreOffice/24.2.5.2$Windows_X86_64 LibreOffice_project/bffef4ea93e59bebbeaf7f431bb02b1a39ee8a59</meta:generator>
  </office:meta>
</office:document-meta>
</file>